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rsid="0012ac6a" officeooo:paragraph-rsid="0012ac6a" fo:background-color="transparen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rsid="000db69a" officeooo:paragraph-rsid="000db69a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officeooo:rsid="0010c553" officeooo:paragraph-rsid="0015abe9" fo:background-color="transparent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2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officeooo:paragraph-rsid="0015abe9" fo:background-color="transparent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e52a4"/>
    </style:style>
    <style:style style:name="T3" style:family="text">
      <style:text-properties officeooo:rsid="000f411b"/>
    </style:style>
    <style:style style:name="T4" style:family="text">
      <style:text-properties officeooo:rsid="0010c553"/>
    </style:style>
    <style:style style:name="T5" style:family="text">
      <style:text-properties officeooo:rsid="0015abe9"/>
    </style:style>
    <style:style style:name="T6" style:family="text">
      <style:text-properties officeooo:rsid="001242b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5">6</text:span></text:p>
      <text:p text:style-name="P3">Lieu : Univérsité de Lille, cité scientifique S4A04</text:p>
      <text:p text:style-name="P3">Date : <text:span text:style-name="T5">28/03/2024</text:span></text:p>
      <text:p text:style-name="P3">Heure de début :  9h<text:span text:style-name="T5">30</text:span>                                                                          Heure de fin : 1<text:span text:style-name="T5">2</text:span>h</text:p>
      <text:p text:style-name="P3">Destinataires : Kwane Bebey</text:p>
      <text:p text:style-name="P3">Objet : Compte rendu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>X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9">X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3">finir l’analyse de l’environnement</text:p>
      <text:p text:style-name="P7">Maquette</text:p>
      <text:p text:style-name="Text_20_body"/>
      <text:p text:style-name="P3">Ouverture de la séance </text:p>
      <text:p text:style-name="P3">Répartitions des taches </text:p>
      <text:p text:style-name="P10"><text:span text:style-name="T6">Continuer le maquettage de certaine page du site</text:span></text:p>
      <text:p text:style-name="P10"><text:span text:style-name="T6">Commencer le site </text:span></text:p>
      <text:p text:style-name="Text_20_body"/>
      <text:p text:style-name="P3">Informations échangées</text:p>
      <text:p text:style-name="P3">Échange d’informations pour différentes idées <text:span text:style-name="T4">de la maquette</text:span></text:p>
      <text:p text:style-name="P3">Échange d’informations pour <text:span text:style-name="T5">les différentes façons de faire le site, du niveau informatique ou du niveau ergonomique à l’utilisation.</text:span></text:p>
      <text:p text:style-name="Text_20_body"/>
      <text:p text:style-name="P3">Décisions / Choix</text:p>
      <text:p text:style-name="P12">Prioriser un site ergonomique</text:p>
      <text:p text:style-name="P12"/>
      <text:p text:style-name="P6"/>
      <text:p text:style-name="P13"><text:soft-page-break/><text:span text:style-name="T1">Actions à suivr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2">Planification des tâches/<text:span text:style-name="T5">site</text:span>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3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9">buget</text:p>
          </table:table-cell>
          <table:table-cell table:style-name="Tableau2.A1" office:value-type="string">
            <text:p text:style-name="P4">Sofiane</text:p>
          </table:table-cell>
          <table:table-cell table:style-name="Tableau2.A1" office:value-type="string">
            <text:p text:style-name="P2"><text:span text:style-name="T3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2">Compte rendu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2">30min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5">Site</text:p>
          </table:table-cell>
          <table:table-cell table:style-name="Tableau2.A5" office:value-type="string">
            <text:p text:style-name="P5">Milan</text:p>
          </table:table-cell>
          <table:table-cell table:style-name="Tableau2.A5" office:value-type="string">
            <text:p text:style-name="P5">1h30</text:p>
          </table:table-cell>
          <table:table-cell table:style-name="Tableau2.A5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5">Site</text:p>
          </table:table-cell>
          <table:table-cell table:style-name="Tableau2.A5" office:value-type="string">
            <text:p text:style-name="P5">Aymane</text:p>
          </table:table-cell>
          <table:table-cell table:style-name="Tableau2.A5" office:value-type="string">
            <text:p text:style-name="P5">1h</text:p>
          </table:table-cell>
          <table:table-cell table:style-name="Tableau2.A5" office:value-type="string">
            <text:p text:style-name="Table_20_Contents"/>
          </table:table-cell>
        </table:table-row>
      </table:table>
      <text:p text:style-name="Text_20_body"/>
      <text:p text:style-name="P3">Date de la prochaine séance de travail:</text:p>
      <text:p text:style-name="P12">02/04/2024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1">Le compte-rendu est à rédiger au fur et à mesure de la réunion ou juste après sur la base des notes prises par le secrétaire,</text:p>
        </text:list-item>
        <text:list-item>
          <text:p text:style-name="P11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3-28T09:43:15.793000000</dc:date>
    <meta:editing-duration>PT19M34S</meta:editing-duration>
    <meta:editing-cycles>6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58" meta:word-count="218" meta:character-count="1391" meta:non-whitespace-character-count="1140"/>
  </office:meta>
</office:document-meta>
</file>